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291cm" table:align="left"/>
    </style:style>
    <style:style style:name="Table1.A" style:family="table-column">
      <style:table-column-properties style:column-width="3.316cm"/>
    </style:style>
    <style:style style:name="Table1.B" style:family="table-column">
      <style:table-column-properties style:column-width="3.771cm"/>
    </style:style>
    <style:style style:name="Table1.C" style:family="table-column">
      <style:table-column-properties style:column-width="6.20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728cm" table:align="left"/>
    </style:style>
    <style:style style:name="Table2.A" style:family="table-column">
      <style:table-column-properties style:column-width="2.325cm"/>
    </style:style>
    <style:style style:name="Table2.B" style:family="table-column">
      <style:table-column-properties style:column-width="0.887cm"/>
    </style:style>
    <style:style style:name="Table2.C" style:family="table-column">
      <style:table-column-properties style:column-width="10.516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Quotations" style:list-style-name="L16"/>
    <style:style style:name="P5" style:family="paragraph" style:parent-style-name="Standard">
      <style:text-properties fo:font-size="22pt" style:font-size-asian="22pt" style:font-size-complex="22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>
      <style:text-properties fo:font-size="22pt" style:font-size-asian="22pt" style:font-size-complex="22pt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✅ <text:span text:style-name="Strong_20_Emphasis">Layer 1: Conv2D (26×26×32)</text:span></text:h>
      <text:list xml:id="list1541881424" text:style-name="L1">
        <text:list-item>
          <text:p text:style-name="P6"><text:span text:style-name="Strong_20_Emphasis">Type</text:span>: Convolutional Layer</text:p>
        </text:list-item>
        <text:list-item>
          <text:p text:style-name="P6"><text:span text:style-name="Strong_20_Emphasis">Function</text:span>: Applies 32 filters of size (3×3) to the input image.</text:p>
        </text:list-item>
        <text:list-item>
          <text:p text:style-name="P6"><text:span text:style-name="Strong_20_Emphasis">Effect</text:span>: Extracts local features like edges, corners.</text:p>
        </text:list-item>
        <text:list-item>
          <text:p text:style-name="P6"><text:span text:style-name="Strong_20_Emphasis">Input Shape</text:span>: (28×28×1)</text:p>
        </text:list-item>
        <text:list-item>
          <text:p text:style-name="P6"><text:span text:style-name="Strong_20_Emphasis">Output Shape</text:span>: (26×26×32)</text:p>
        </text:list-item>
        <text:list-item>
          <text:p text:style-name="P6"><text:span text:style-name="Strong_20_Emphasis">Padding</text:span>: Valid (no padding), hence 28→26</text:p>
        </text:list-item>
      </text:list>
      <text:p text:style-name="Horizontal_20_Line"/>
      <text:h text:style-name="Heading_20_3" text:outline-level="3">✅ <text:span text:style-name="Strong_20_Emphasis">Layer 2: Conv2D_1 (24×24×64)</text:span></text:h>
      <text:list xml:id="list717474334" text:style-name="L2">
        <text:list-item>
          <text:p text:style-name="P7"><text:span text:style-name="Strong_20_Emphasis">Type</text:span>: Second Convolutional Layer</text:p>
        </text:list-item>
        <text:list-item>
          <text:p text:style-name="P7"><text:span text:style-name="Strong_20_Emphasis">Function</text:span>: Uses 64 filters on the previous 32 feature maps.</text:p>
        </text:list-item>
        <text:list-item>
          <text:p text:style-name="P7"><text:span text:style-name="Strong_20_Emphasis">Effect</text:span>: Learns more complex patterns by combining earlier features.</text:p>
        </text:list-item>
        <text:list-item>
          <text:p text:style-name="P7"><text:span text:style-name="Strong_20_Emphasis">Output Shape</text:span>: (24×24×64)</text:p>
        </text:list-item>
      </text:list>
      <text:p text:style-name="Horizontal_20_Line"/>
      <text:h text:style-name="Heading_20_3" text:outline-level="3">✅ <text:span text:style-name="Strong_20_Emphasis">Layer 3: MaxPooling2D (12×12×64)</text:span></text:h>
      <text:list xml:id="list4122335854" text:style-name="L3">
        <text:list-item>
          <text:p text:style-name="P8"><text:span text:style-name="Strong_20_Emphasis">Type</text:span>: Pooling Layer</text:p>
        </text:list-item>
        <text:list-item>
          <text:p text:style-name="P8"><text:span text:style-name="Strong_20_Emphasis">Function</text:span>: Reduces spatial dimensions by selecting max value in 2×2 blocks.</text:p>
        </text:list-item>
        <text:list-item>
          <text:p text:style-name="P8"><text:span text:style-name="Strong_20_Emphasis">Effect</text:span>: Downsamples the feature maps to reduce computation and overfitting.</text:p>
        </text:list-item>
        <text:list-item>
          <text:p text:style-name="P8"><text:span text:style-name="Strong_20_Emphasis">Output Shape</text:span>: (12×12×64)</text:p>
        </text:list-item>
      </text:list>
      <text:p text:style-name="Horizontal_20_Line"/>
      <text:h text:style-name="Heading_20_3" text:outline-level="3">✅ <text:span text:style-name="Strong_20_Emphasis">Layer 4: Flatten</text:span></text:h>
      <text:list xml:id="list2433859483" text:style-name="L4">
        <text:list-item>
          <text:p text:style-name="P9"><text:span text:style-name="Strong_20_Emphasis">Type</text:span>: Reshaping Layer</text:p>
        </text:list-item>
        <text:list-item>
          <text:p text:style-name="P9"><text:span text:style-name="Strong_20_Emphasis">Function</text:span>: Converts the 3D tensor (12×12×64 = 9216) into a 1D vector.</text:p>
        </text:list-item>
        <text:list-item>
          <text:p text:style-name="P9"><text:span text:style-name="Strong_20_Emphasis">Effect</text:span>: Prepares the data for the dense (fully connected) layers.</text:p>
        </text:list-item>
      </text:list>
      <text:p text:style-name="Horizontal_20_Line"/>
      <text:h text:style-name="Heading_20_3" text:outline-level="3">✅ <text:span text:style-name="Strong_20_Emphasis">Layer 5: Dense (128)</text:span></text:h>
      <text:list xml:id="list3987181006" text:style-name="L5">
        <text:list-item>
          <text:p text:style-name="P10"><text:span text:style-name="Strong_20_Emphasis">Type</text:span>: Fully Connected (Dense) Layer</text:p>
        </text:list-item>
        <text:list-item>
          <text:p text:style-name="P10"><text:span text:style-name="Strong_20_Emphasis">Function</text:span>: Applies 128 neurons with activation (typically ReLU).</text:p>
        </text:list-item>
        <text:list-item>
          <text:p text:style-name="P10"><text:span text:style-name="Strong_20_Emphasis">Effect</text:span>: Learns high-level features and combines them.</text:p>
        </text:list-item>
        <text:list-item>
          <text:p text:style-name="P10"><text:span text:style-name="Strong_20_Emphasis">Input</text:span>: 9216 features</text:p>
        </text:list-item>
        <text:list-item>
          <text:p text:style-name="P10"><text:span text:style-name="Strong_20_Emphasis">Output</text:span>: 128 features</text:p>
        </text:list-item>
      </text:list>
      <text:p text:style-name="Horizontal_20_Line"><text:soft-page-break/></text:p>
      <text:h text:style-name="Heading_20_3" text:outline-level="3">✅ <text:span text:style-name="Strong_20_Emphasis">Layer 6: Dropout</text:span></text:h>
      <text:list xml:id="list2339060124" text:style-name="L6">
        <text:list-item>
          <text:p text:style-name="P11"><text:span text:style-name="Strong_20_Emphasis">Type</text:span>: Regularization Layer</text:p>
        </text:list-item>
        <text:list-item>
          <text:p text:style-name="P11"><text:span text:style-name="Strong_20_Emphasis">Function</text:span>: Randomly drops some neuron outputs during training.</text:p>
        </text:list-item>
        <text:list-item>
          <text:p text:style-name="P11"><text:span text:style-name="Strong_20_Emphasis">Effect</text:span>: Prevents overfitting</text:p>
        </text:list-item>
        <text:list-item>
          <text:p text:style-name="P11"><text:span text:style-name="Strong_20_Emphasis">Note</text:span>: During inference (now), dropout is <text:span text:style-name="Strong_20_Emphasis">disabled</text:span>, passes all values.</text:p>
        </text:list-item>
      </text:list>
      <text:p text:style-name="Horizontal_20_Line"/>
      <text:h text:style-name="Heading_20_3" text:outline-level="3">✅ <text:span text:style-name="Strong_20_Emphasis">Layer 7: Dense (10)</text:span></text:h>
      <text:list xml:id="list2008052918" text:style-name="L7">
        <text:list-item>
          <text:p text:style-name="P12"><text:span text:style-name="Strong_20_Emphasis">Type</text:span>: Output Dense Layer</text:p>
        </text:list-item>
        <text:list-item>
          <text:p text:style-name="P12"><text:span text:style-name="Strong_20_Emphasis">Function</text:span>: Maps 128 features to 10 output classes (digits 0–9).</text:p>
        </text:list-item>
        <text:list-item>
          <text:p text:style-name="P12"><text:span text:style-name="Strong_20_Emphasis">Output</text:span>: Raw logits before softmax</text:p>
        </text:list-item>
      </text:list>
      <text:p text:style-name="Horizontal_20_Line"/>
      <text:h text:style-name="Heading_20_3" text:outline-level="3">✅ <text:span text:style-name="Strong_20_Emphasis">Layer 8: Softmax</text:span></text:h>
      <text:list xml:id="list182139830" text:style-name="L8">
        <text:list-item>
          <text:p text:style-name="P13"><text:span text:style-name="Strong_20_Emphasis">Type</text:span>: Activation Layer</text:p>
        </text:list-item>
        <text:list-item>
          <text:p text:style-name="P13"><text:span text:style-name="Strong_20_Emphasis">Function</text:span>: Converts logits to probabilities that sum to 1.</text:p>
        </text:list-item>
        <text:list-item>
          <text:p text:style-name="P13"><text:span text:style-name="Strong_20_Emphasis">Output</text:span>: Probability distribution over 10 digits</text:p>
        </text:list-item>
      </text:list>
      <text:p text:style-name="Horizontal_20_Line"/>
      <text:h text:style-name="Heading_20_3" text:outline-level="3">✅ <text:span text:style-name="Strong_20_Emphasis">Layer 9: Argmax / Prediction Output</text:span></text:h>
      <text:list xml:id="list1989954377" text:style-name="L9">
        <text:list-item>
          <text:p text:style-name="P14"><text:span text:style-name="Strong_20_Emphasis">Type</text:span>: Not a formal layer — but final output</text:p>
        </text:list-item>
        <text:list-item>
          <text:p text:style-name="P14"><text:span text:style-name="Strong_20_Emphasis">Function</text:span>: Picks the class with highest probability</text:p>
        </text:list-item>
        <text:list-item>
          <text:p text:style-name="P14"><text:span text:style-name="Strong_20_Emphasis">Output</text:span>: Predicted digit (e.g., 8)</text:p>
        </text:list-item>
      </text:list>
      <text:p text:style-name="Standard">[28×28×1 Input Image]</text:p>
      <text:p text:style-name="Standard"><text:s text:c="8"/>↓</text:p>
      <text:p text:style-name="Standard">[Conv2D Layer 1]</text:p>
      <text:p text:style-name="Standard">→ 32 filters (3×3×1)</text:p>
      <text:p text:style-name="Standard">→ Output: 26×26×32</text:p>
      <text:p text:style-name="Standard"><text:s text:c="8"/>↓</text:p>
      <text:p text:style-name="Standard">[ReLU]</text:p>
      <text:p text:style-name="Standard"><text:s text:c="8"/>↓</text:p>
      <text:p text:style-name="Standard">[Conv2D Layer 2]</text:p>
      <text:p text:style-name="Standard">→ 64 filters (3×3×32)</text:p>
      <text:p text:style-name="Standard">→ Output: 24×24×64</text:p>
      <text:p text:style-name="Standard"><text:s text:c="8"/>↓</text:p>
      <text:p text:style-name="Standard">[ReLU]</text:p>
      <text:p text:style-name="Standard"><text:s text:c="8"/>↓</text:p>
      <text:p text:style-name="Standard">[MaxPooling2D]</text:p>
      <text:p text:style-name="Standard">→ 2×2 max with stride 2</text:p>
      <text:p text:style-name="Standard"><text:soft-page-break/>→ Output: 12×12×64</text:p>
      <text:p text:style-name="Standard"><text:s text:c="8"/>↓</text:p>
      <text:p text:style-name="Standard">[Send to software: flatten → dense → softmax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AC_result = A · B + bias</text:p>
      <text:p text:style-name="P1"><text:s text:c="11"/>= Σ(A[i] * B[i]) + bias</text:p>
      <text:p text:style-name="P1"/>
      <text:p text:style-name="P1"/>
      <text:p text:style-name="P1"/>
      <text:p text:style-name="P1"/>
      <text:p text:style-name="P1"/>
      <text:p text:style-name="P23"><text:span text:style-name="Strong_20_Emphasis">bfloat16</text:span> (Brain Floating Point) and <text:span text:style-name="Strong_20_Emphasis">float16</text:span> (IEEE half-precision) are both 16-bit floating point formats, but they are designed for different use cases. Here's a clear comparison:</text:p>
      <text:p text:style-name="Horizontal_20_Line"/>
      <text:h text:style-name="Heading_20_3" text:outline-level="3">🔷 1. <text:span text:style-name="Strong_20_Emphasis">What is bfloat16?</text:span></text:h>
      <text:list xml:id="list4193951001" text:style-name="L10">
        <text:list-item>
          <text:p text:style-name="P15"><text:span text:style-name="Strong_20_Emphasis">bfloat16</text:span> is a <text:span text:style-name="Strong_20_Emphasis">Google-designed</text:span> floating point format used in TPUs.</text:p>
        </text:list-item>
        <text:list-item>
          <text:p text:style-name="P15">"b" stands for <text:span text:style-name="Strong_20_Emphasis">"brain"</text:span>, designed for efficient neural network training and inference.</text:p>
        </text:list-item>
        <text:list-item>
          <text:p text:style-name="P15">It maintains the <text:span text:style-name="Strong_20_Emphasis">same exponent width as float32</text:span> but cuts down the precision.</text:p>
        </text:list-item>
      </text:list>
      <text:h text:style-name="Heading_20_4" text:outline-level="4">Format:</text:h>
      <text:list xml:id="list78046059" text:style-name="L11">
        <text:list-item>
          <text:p text:style-name="P16"><text:span text:style-name="Strong_20_Emphasis">1 bit</text:span>: sign</text:p>
        </text:list-item>
        <text:list-item>
          <text:p text:style-name="P16"><text:span text:style-name="Strong_20_Emphasis">8 bits</text:span>: exponent (same as float32)</text:p>
        </text:list-item>
        <text:list-item>
          <text:p text:style-name="P16"><text:span text:style-name="Strong_20_Emphasis">7 bits</text:span>: mantissa (reduced from 23 in float32)</text:p>
        </text:list-item>
      </text:list>
      <text:p text:style-name="Horizontal_20_Line"/>
      <text:h text:style-name="Heading_20_3" text:outline-level="3">🔶 2. <text:span text:style-name="Strong_20_Emphasis">What is float16 (FPU16)?</text:span></text:h>
      <text:list xml:id="list2922073836" text:style-name="L12">
        <text:list-item>
          <text:p text:style-name="P17"><text:span text:style-name="Strong_20_Emphasis">float16</text:span> or IEEE half-precision float is a <text:span text:style-name="Strong_20_Emphasis">standard</text:span> 16-bit float format.</text:p>
        </text:list-item>
        <text:list-item>
          <text:p text:style-name="P17"><text:soft-page-break/>Lower range and precision, used mainly in memory-sensitive scenarios.</text:p>
        </text:list-item>
      </text:list>
      <text:h text:style-name="Heading_20_4" text:outline-level="4">Format:</text:h>
      <text:list xml:id="list2784065184" text:style-name="L13">
        <text:list-item>
          <text:p text:style-name="P18"><text:span text:style-name="Strong_20_Emphasis">1 bit</text:span>: sign</text:p>
        </text:list-item>
        <text:list-item>
          <text:p text:style-name="P18"><text:span text:style-name="Strong_20_Emphasis">5 bits</text:span>: exponent</text:p>
        </text:list-item>
        <text:list-item>
          <text:p text:style-name="P18"><text:span text:style-name="Strong_20_Emphasis">10 bits</text:span>: mantissa</text:p>
        </text:list-item>
      </text:list>
      <text:p text:style-name="Horizontal_20_Line"/>
      <text:h text:style-name="Heading_20_3" text:outline-level="3">🔍 Comparison: bfloat16 vs float16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<text:span text:style-name="Strong_20_Emphasis">bfloat16</text:span></text:p>
            </table:table-cell>
            <table:table-cell table:style-name="Table1.A1" office:value-type="string">
              <text:p text:style-name="Table_20_Heading"><text:span text:style-name="Strong_20_Emphasis">float16 (FPU16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Total bits</text:p>
          </table:table-cell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16</text:p>
          </table:table-cell>
        </table:table-row>
        <table:table-row>
          <table:table-cell table:style-name="Table1.A1" office:value-type="string">
            <text:p text:style-name="Table_20_Contents">Exponent bits</text:p>
          </table:table-cell>
          <table:table-cell table:style-name="Table1.A1" office:value-type="string">
            <text:p text:style-name="Table_20_Contents"><text:span text:style-name="Strong_20_Emphasis">8</text:span> (same as float32)</text:p>
          </table:table-cell>
          <table:table-cell table:style-name="Table1.A1" office:value-type="string">
            <text:p text:style-name="Table_20_Contents"><text:span text:style-name="Strong_20_Emphasis">5</text:span></text:p>
          </table:table-cell>
        </table:table-row>
        <table:table-row>
          <table:table-cell table:style-name="Table1.A1" office:value-type="string">
            <text:p text:style-name="Table_20_Contents">Mantissa bits</text:p>
          </table:table-cell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<text:span text:style-name="Strong_20_Emphasis">10</text:span></text:p>
          </table:table-cell>
        </table:table-row>
        <table:table-row>
          <table:table-cell table:style-name="Table1.A1" office:value-type="string">
            <text:p text:style-name="Table_20_Contents">Numeric range</text:p>
          </table:table-cell>
          <table:table-cell table:style-name="Table1.A1" office:value-type="string">
            <text:p text:style-name="Table_20_Contents"><text:span text:style-name="Strong_20_Emphasis">Wide</text:span> (like float32)</text:p>
          </table:table-cell>
          <table:table-cell table:style-name="Table1.A1" office:value-type="string">
            <text:p text:style-name="Table_20_Contents">Narrow</text:p>
          </table:table-cell>
        </table:table-row>
        <table:table-row>
          <table:table-cell table:style-name="Table1.A1" office:value-type="string">
            <text:p text:style-name="Table_20_Contents">Precision</text:p>
          </table:table-cell>
          <table:table-cell table:style-name="Table1.A1" office:value-type="string">
            <text:p text:style-name="Table_20_Contents">Lower than float16</text:p>
          </table:table-cell>
          <table:table-cell table:style-name="Table1.A1" office:value-type="string">
            <text:p text:style-name="Table_20_Contents"><text:span text:style-name="Strong_20_Emphasis">Higher</text:span></text:p>
          </table:table-cell>
        </table:table-row>
        <table:table-row>
          <table:table-cell table:style-name="Table1.A1" office:value-type="string">
            <text:p text:style-name="Table_20_Contents">Compatibility</text:p>
          </table:table-cell>
          <table:table-cell table:style-name="Table1.A1" office:value-type="string">
            <text:p text:style-name="Table_20_Contents"><text:span text:style-name="Strong_20_Emphasis">Better with float32</text:span></text:p>
          </table:table-cell>
          <table:table-cell table:style-name="Table1.A1" office:value-type="string">
            <text:p text:style-name="Table_20_Contents">Not directly compatible</text:p>
          </table:table-cell>
        </table:table-row>
        <table:table-row>
          <table:table-cell table:style-name="Table1.A1" office:value-type="string">
            <text:p text:style-name="Table_20_Contents">Use in ML</text:p>
          </table:table-cell>
          <table:table-cell table:style-name="Table1.A1" office:value-type="string">
            <text:p text:style-name="Table_20_Contents">Preferred for training</text:p>
          </table:table-cell>
          <table:table-cell table:style-name="Table1.A1" office:value-type="string">
            <text:p text:style-name="Table_20_Contents">Common in inference (some cases)</text:p>
          </table:table-cell>
        </table:table-row>
        <table:table-row>
          <table:table-cell table:style-name="Table1.A1" office:value-type="string">
            <text:p text:style-name="Table_20_Contents">Hardware Support</text:p>
          </table:table-cell>
          <table:table-cell table:style-name="Table1.A1" office:value-type="string">
            <text:p text:style-name="Table_20_Contents">Google TPUs</text:p>
          </table:table-cell>
          <table:table-cell table:style-name="Table1.A1" office:value-type="string">
            <text:p text:style-name="Table_20_Contents">GPUs (NVIDIA, etc.)</text:p>
          </table:table-cell>
        </table:table-row>
      </table:table>
      <text:p text:style-name="Horizontal_20_Line"/>
      <text:h text:style-name="Heading_20_3" text:outline-level="3">✅ Why bfloat16 is Better for Neural Networks:</text:h>
      <text:list xml:id="list3702562294" text:style-name="L14">
        <text:list-item>
          <text:p text:style-name="P19">Neural networks are <text:span text:style-name="Strong_20_Emphasis">tolerant to low precision</text:span>, but need a <text:span text:style-name="Strong_20_Emphasis">large numeric range</text:span>.</text:p>
        </text:list-item>
        <text:list-item>
          <text:p text:style-name="P19">bfloat16 keeps the same range as float32, avoiding <text:span text:style-name="Strong_20_Emphasis">underflow/overflow</text:span> problems.</text:p>
        </text:list-item>
        <text:list-item>
          <text:p text:style-name="P19">Training with bfloat16 is faster and more memory-efficient without hurting accuracy.</text:p>
        </text:list-item>
      </text:list>
      <text:p text:style-name="Horizontal_20_Line"/>
      <text:h text:style-name="Heading_20_3" text:outline-level="3">🧠 Summary:</text:h>
      <text:list xml:id="list3335644217" text:style-name="L15">
        <text:list-item>
          <text:p text:style-name="P20"><text:span text:style-name="Strong_20_Emphasis">bfloat16</text:span>: Less precision, wide range — great for <text:span text:style-name="Strong_20_Emphasis">training</text:span> deep neural networks.</text:p>
        </text:list-item>
        <text:list-item>
          <text:p text:style-name="P20"><text:span text:style-name="Strong_20_Emphasis">float16 (FPU16)</text:span>: More precision, narrow range — good for <text:span text:style-name="Strong_20_Emphasis">inference</text:span> or memory savings.</text:p>
        </text:list-item>
      </text:list>
      <text:p text:style-name="Text_20_body">Let me know if you want a visual diagram comparing them.</text:p>
      <text:h text:style-name="Heading_20_5" text:outline-level="5">You said:</text:h>
      <text:p text:style-name="Text_20_body">Format: 1 bit: sign 8 bits: exponent (same as float32) 7 bits: mantissa (reduced from 23 in float32) how to do this </text:p>
      <text:h text:style-name="Heading_20_6" text:outline-level="6">ChatGPT said:</text:h>
      <text:p text:style-name="Text_20_body">You're referring to the <text:span text:style-name="Strong_20_Emphasis">bfloat16</text:span> (Brain Floating Point 16) format — a 16-bit floating point representation optimized for machine learning tasks. Let's walk through how it's formed from a 32-bit float (float32), and how to implement the conversion.</text:p>
      <text:p text:style-name="Horizontal_20_Line"/>
      <text:h text:style-name="Heading_20_3" text:outline-level="3"><text:soft-page-break/>✅ <text:span text:style-name="Strong_20_Emphasis">bfloat16 Format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omponent</text:p>
            </table:table-cell>
            <table:table-cell table:style-name="Table2.A1" office:value-type="string">
              <text:p text:style-name="Table_20_Heading">Bits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Sign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Same as float32</text:p>
          </table:table-cell>
        </table:table-row>
        <table:table-row>
          <table:table-cell table:style-name="Table2.A1" office:value-type="string">
            <text:p text:style-name="Table_20_Contents">Exponent</text:p>
          </table:table-cell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Same as float32</text:p>
          </table:table-cell>
        </table:table-row>
        <table:table-row>
          <table:table-cell table:style-name="Table2.A1" office:value-type="string">
            <text:p text:style-name="Table_20_Contents">Mantissa</text:p>
          </table:table-cell>
          <table:table-cell table:style-name="Table2.A1" office:value-type="string">
            <text:p text:style-name="Table_20_Contents">7</text:p>
          </table:table-cell>
          <table:table-cell table:style-name="Table2.A1" office:value-type="string">
            <text:p text:style-name="Table_20_Contents"><text:span text:style-name="Strong_20_Emphasis">Truncated</text:span> (not rounded) from the 23-bit mantissa of float32</text:p>
          </table:table-cell>
        </table:table-row>
      </table:table>
      <text:p text:style-name="Quotations">In contrast, <text:span text:style-name="Strong_20_Emphasis">IEEE float16</text:span> uses:</text:p>
      <text:list xml:id="list4065640135" text:style-name="L16">
        <text:list-item>
          <text:p text:style-name="P4">1 bit sign</text:p>
        </text:list-item>
        <text:list-item>
          <text:p text:style-name="P4">5 bits exponent</text:p>
        </text:list-item>
        <text:list-item>
          <text:p text:style-name="P4">10 bits mantissa<text:line-break/>So <text:span text:style-name="Source_20_Text">bfloat16</text:span> keeps the exponent range of float32 but with reduced precision.</text:p>
        </text:list-item>
      </text:list>
      <text:p text:style-name="Horizontal_20_Line"/>
      <text:h text:style-name="Heading_20_3" text:outline-level="3">🧠 Why bfloat16?</text:h>
      <text:list xml:id="list2149960771" text:style-name="L17">
        <text:list-item>
          <text:p text:style-name="P21"><text:span text:style-name="Strong_20_Emphasis">Advantage:</text:span> Retains dynamic range of float32 → better for training deep networks.</text:p>
        </text:list-item>
        <text:list-item>
          <text:p text:style-name="P21"><text:span text:style-name="Strong_20_Emphasis">Sacrifice:</text:span> Precision — only 7 mantissa bits vs 23.</text:p>
        </text:list-item>
        <text:list-item>
          <text:p text:style-name="P21">Ideal for <text:span text:style-name="Strong_20_Emphasis">TPUs</text:span>, where exact precision isn't always critical but speed and range are.</text:p>
        </text:list-item>
      </text:list>
      <text:p text:style-name="Horizontal_20_Line"/>
      <text:h text:style-name="Heading_20_3" text:outline-level="3">🔧 How to Convert float32 to bfloat16</text:h>
      <text:p text:style-name="Text_20_body">Suppose you have a float32 number:</text:p>
      <text:p text:style-name="Preformatted_20_Text">ini</text:p>
      <text:p text:style-name="Preformatted_20_Text">CopyEdit</text:p>
      <text:p text:style-name="P3"><text:span text:style-name="Source_20_Text">float32 = S[1] | E[8] | M[23]</text:span></text:p>
      <text:p text:style-name="Text_20_body">To convert to bfloat16:</text:p>
      <text:p text:style-name="Preformatted_20_Text">ini</text:p>
      <text:p text:style-name="Preformatted_20_Text">CopyEdit</text:p>
      <text:p text:style-name="P3"><text:span text:style-name="Source_20_Text">bfloat16 = S[1] | E[8] | M[7]</text:span></text:p>
      <text:p text:style-name="Text_20_body">Just <text:span text:style-name="Strong_20_Emphasis">truncate</text:span> the last 16 bits of mantissa.</text:p>
      <text:p text:style-name="Horizontal_20_Line"/>
      <text:h text:style-name="Heading_20_3" text:outline-level="3">💻 Example (Python)</text:h>
      <text:p text:style-name="Preformatted_20_Text">python</text:p>
      <text:p text:style-name="Preformatted_20_Text">CopyEdit</text:p>
      <text:p text:style-name="P2"><text:span text:style-name="Source_20_Text">import numpy as np</text:span></text:p>
      <text:p text:style-name="P2"><text:span text:style-name="Source_20_Text">import struct</text:span></text:p>
      <text:p text:style-name="P2"/>
      <text:p text:style-name="P2"><text:span text:style-name="Source_20_Text">def float32_to_bfloat16(f):</text:span></text:p>
      <text:p text:style-name="P2"><text:span text:style-name="Source_20_Text"><text:s text:c="4"/># Pack float into 4 bytes</text:span></text:p>
      <text:p text:style-name="P2"><text:span text:style-name="Source_20_Text"><text:s text:c="4"/>bytes_ = struct.pack('&gt;f', f)</text:span></text:p>
      <text:p text:style-name="P2"><text:span text:style-name="Source_20_Text"><text:s text:c="4"/># Unpack as 32-bit unsigned int</text:span></text:p>
      <text:p text:style-name="P2"><text:span text:style-name="Source_20_Text"><text:s text:c="4"/>int_val = struct.unpack('&gt;I', bytes_)[0]</text:span></text:p>
      <text:p text:style-name="P2"><text:span text:style-name="Source_20_Text"><text:s text:c="4"/># Get top 16 bits</text:span></text:p>
      <text:p text:style-name="P2"><text:soft-page-break/><text:span text:style-name="Source_20_Text"><text:s text:c="4"/>bfloat16_val = int_val &gt;&gt; 16</text:span></text:p>
      <text:p text:style-name="P2"><text:span text:style-name="Source_20_Text"><text:s text:c="4"/>return bfloat16_val</text:span></text:p>
      <text:p text:style-name="P2"/>
      <text:p text:style-name="P2"><text:span text:style-name="Source_20_Text">def bfloat16_to_float32(bf16):</text:span></text:p>
      <text:p text:style-name="P2"><text:span text:style-name="Source_20_Text"><text:s text:c="4"/># Shift left to convert back to float32 format (with zeroed lower mantissa)</text:span></text:p>
      <text:p text:style-name="P2"><text:span text:style-name="Source_20_Text"><text:s text:c="4"/>int_val = bf16 &lt;&lt; 16</text:span></text:p>
      <text:p text:style-name="P2"><text:span text:style-name="Source_20_Text"><text:s text:c="4"/># Pack and unpack</text:span></text:p>
      <text:p text:style-name="P2"><text:span text:style-name="Source_20_Text"><text:s text:c="4"/>bytes_ = struct.pack('&gt;I', int_val)</text:span></text:p>
      <text:p text:style-name="P2"><text:span text:style-name="Source_20_Text"><text:s text:c="4"/>return struct.unpack('&gt;f', bytes_)[0]</text:span></text:p>
      <text:p text:style-name="P2"/>
      <text:p text:style-name="P2"><text:span text:style-name="Source_20_Text"># Example usage</text:span></text:p>
      <text:p text:style-name="P2"><text:span text:style-name="Source_20_Text">x = 3.1415926</text:span></text:p>
      <text:p text:style-name="P2"><text:span text:style-name="Source_20_Text">bf16 = float32_to_bfloat16(x)</text:span></text:p>
      <text:p text:style-name="P2"><text:span text:style-name="Source_20_Text">back_to_f32 = bfloat16_to_float32(bf16)</text:span></text:p>
      <text:p text:style-name="P2"/>
      <text:p text:style-name="P2"><text:span text:style-name="Source_20_Text">print(f"Original float32: {x}")</text:span></text:p>
      <text:p text:style-name="P2"><text:span text:style-name="Source_20_Text">print(f"bfloat16 (hex): {hex(bf16)}")</text:span></text:p>
      <text:p text:style-name="P3"><text:span text:style-name="Source_20_Text">print(f"Recovered float32: {back_to_f32}")</text:span></text:p>
      <text:p text:style-name="Horizontal_20_Line"/>
      <text:h text:style-name="Heading_20_3" text:outline-level="3">⚠️ Things to Note</text:h>
      <text:list xml:id="list2283404464" text:style-name="L18">
        <text:list-item>
          <text:p text:style-name="P22"><text:span text:style-name="Strong_20_Emphasis">No rounding</text:span>: Truncation only. Can introduce small errors.</text:p>
        </text:list-item>
        <text:list-item>
          <text:p text:style-name="P22"><text:span text:style-name="Strong_20_Emphasis">No NaN/Inf handling explicitly</text:span> here; that would need IEEE 754 semantics.</text:p>
        </text:list-item>
        <text:list-item>
          <text:p text:style-name="P22">Used extensively in <text:span text:style-name="Strong_20_Emphasis">TPUs, PyTorch (AMP), TensorFlow (bfloat16 ops)</text:span>.</text:p>
        </text:list-item>
      </text:list>
      <text:p text:style-name="Horizontal_20_Line"/>
      <text:p text:style-name="Text_20_body">Want a C/C++ or Verilog version of the conversion logic too?</text:p>
      <text:h text:style-name="Heading_20_5" text:outline-level="5">You said: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7:45:35.557299658</meta:creation-date>
    <dc:date>2025-08-04T11:46:33.033837350</dc:date>
    <meta:editing-duration>PT3H42M54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6" meta:paragraph-count="184" meta:word-count="981" meta:character-count="5919" meta:non-whitespace-character-count="5070"/>
  </office:meta>
</office:document-meta>
</file>